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ce14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 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9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3</text:p>
          </table:table-cell>
          <table:table-cell table:number-columns-repeated="1020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31</text:p>
          </table:table-cell>
          <table:table-cell table:number-columns-repeated="1020"/>
        </table:table-row>
        <table:table-row table:style-name="ro2">
          <table:table-cell table:style-name="Default" table:number-columns-repeated="1025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 инструментальный/холодильны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 table:number-rows-repeated="1048408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.00.0000</text:date>, <text:time style:data-style-name="N2" text:time-value="03:09:39.6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1-10T09:58:52.135000000</dc:date>
    <meta:editing-duration>P9DT20H53M9S</meta:editing-duration>
    <meta:editing-cycles>4038</meta:editing-cycles>
    <meta:document-statistic meta:table-count="1" meta:cell-count="566" meta:object-count="0"/>
    <meta:user-defined meta:name="qrichtext">1</meta:user-defined>
  </office:meta>
</office:document-meta>
</file>